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0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1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font-style="italic" style:font-style-asian="italic" style:font-style-complex="italic"/>
    </style:style>
    <style:style style:name="T2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8" style:family="text">
      <style:text-properties style:text-position="sub 58%" fo:font-style="italic" style:font-style-asian="italic" style:font-style-complex="italic"/>
    </style:style>
    <style:style style:name="T29" style:family="text">
      <style:text-properties fo:language="ru" fo:country="RU"/>
    </style:style>
    <style:style style:name="T30" style:family="text">
      <style:text-properties style:font-name="Times New Roman1" fo:font-style="italic" style:font-style-asian="italic" style:font-style-complex="italic"/>
    </style:style>
    <style:style style:name="T31" style:family="text">
      <style:text-properties style:font-name="Times New Roman1" fo:font-style="normal" style:font-style-asian="normal" style:font-style-complex="normal"/>
    </style:style>
    <style:style style:name="T32" style:family="text">
      <style:text-properties style:font-name="Times New Roman1" fo:language="ru" fo:country="RU" fo:font-style="italic" style:font-style-asian="italic" style:font-style-complex="italic"/>
    </style:style>
    <style:style style:name="T33" style:family="text">
      <style:text-properties style:font-name="Times New Roman1" fo:language="en" fo:country="US" fo:font-style="normal" style:font-style-asian="normal" style:font-style-complex="normal"/>
    </style:style>
    <style:style style:name="T34" style:family="text">
      <style:text-properties style:font-name="Times New Roman" fo:background-color="transparent"/>
    </style:style>
    <style:style style:name="T35" style:family="text">
      <style:text-properties style:font-name="Times New Roman" fo:language="en" fo:country="US" fo:background-color="transparent"/>
    </style:style>
    <style:style style:name="T3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7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8" style:family="text">
      <style:text-properties style:font-name-complex="Ari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/text:p>
      <text:p text:style-name="P32"><text:span text:style-name="T36">Type: BDKG-</text:span><text:span text:style-name="T37">2</text:span><text:span text:style-name="T36">3</text:span><text:span text:style-name="T8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6">S</text:span><text:span text:style-name="T41">/</text:span><text:span text:style-name="T16">N</text:span><text:span text:style-name="T41">:</text:span><text:tab/></text:p>
      <text:p text:style-name="P4"/>
      <text:p text:style-name="P3">Measurement limits: </text:p>
      <text:p text:style-name="P4">BDKG-23: γ 0.1 µGy /h – 100 <text:span text:style-name="T29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2481050919486610514" text:style-name="L1">
        <text:list-item>
          <text:p text:style-name="P43"><text:span text:style-name="T15">Air temperature<text:tab/></text:span><text:span text:style-name="T38"><text:tab/><text:tab/><text:tab/>+</text:span><text:span text:style-name="T15">$temp</text:span><text:span text:style-name="T38"> °</text:span><text:span text:style-name="T15">C</text:span></text:p>
        </text:list-item>
        <text:list-item>
          <text:p text:style-name="P43"><text:span text:style-name="T15">Atmospheric pressure<text:tab/></text:span><text:span text:style-name="T15"><text:tab/><text:tab/><text:tab/>98,5 kPa</text:span></text:p>
        </text:list-item>
        <text:list-item>
          <text:p text:style-name="P43"><text:span text:style-name="T15">Relative humidity<text:tab/><text:tab/></text:span><text:span text:style-name="T15"><text:tab/><text:tab/>$vlag %</text:span></text:p>
        </text:list-item>
        <text:list-item>
          <text:p text:style-name="P41">Gamma radiation background<text:tab/><text:tab/><text:tab/>$bground <text:s/>n<text:span text:style-name="T19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13">BDKG-23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1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1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1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9">H</text:span><text:span text:style-name="T20">1</text:span></text:p>
          </table:table-cell>
          <table:table-cell table:style-name="t1.D3" office:value-type="string">
            <text:p text:style-name="P33"><text:span text:style-name="T14">H</text:span><text:span text:style-name="T20">2</text:span></text:p>
          </table:table-cell>
          <table:table-cell table:style-name="t1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<text:span text:style-name="T13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7 <text:span text:style-name="T13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<text:span text:style-name="T13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13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13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13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9">0,7</text:span> <text:span text:style-name="T13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13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13">40</text:span> <text:span text:style-name="T13">Gy</text:span>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3"><text:span text:style-name="T13">BDKG-23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2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2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2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9">H</text:span><text:span text:style-name="T20">1</text:span></text:p>
          </table:table-cell>
          <table:table-cell table:style-name="t2.D3" office:value-type="string">
            <text:p text:style-name="P33"><text:span text:style-name="T14">H</text:span><text:span text:style-name="T20">2</text:span></text:p>
          </table:table-cell>
          <table:table-cell table:style-name="t2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<text:span text:style-name="T13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7 <text:span text:style-name="T13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<text:span text:style-name="T13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13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13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13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9">0,7</text:span> <text:span text:style-name="T13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13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13">40</text:span> <text:span text:style-name="T13">Gy</text:span>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4"><text:span text:style-name="T13">BDKG-23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3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3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3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9">H</text:span><text:span text:style-name="T20">1</text:span></text:p>
          </table:table-cell>
          <table:table-cell table:style-name="t3.D3" office:value-type="string">
            <text:p text:style-name="P33"><text:span text:style-name="T14">H</text:span><text:span text:style-name="T20">2</text:span></text:p>
          </table:table-cell>
          <table:table-cell table:style-name="t3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<text:span text:style-name="T13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7 <text:span text:style-name="T13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<text:span text:style-name="T13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13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13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13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9">0,7</text:span> <text:span text:style-name="T13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13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13">40</text:span> <text:span text:style-name="T13">Gy</text:span>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<text:span text:style-name="T13">BDKG-23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4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4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4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9">H</text:span><text:span text:style-name="T20">1</text:span></text:p>
          </table:table-cell>
          <table:table-cell table:style-name="t4.D3" office:value-type="string">
            <text:p text:style-name="P33"><text:span text:style-name="T14">H</text:span><text:span text:style-name="T20">2</text:span></text:p>
          </table:table-cell>
          <table:table-cell table:style-name="t4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<text:span text:style-name="T13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7 <text:span text:style-name="T13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<text:span text:style-name="T13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13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13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13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9">0,7</text:span> <text:span text:style-name="T13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13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13">40</text:span> <text:span text:style-name="T13">Gy</text:span>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13">BDKG-23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5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5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5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9">H</text:span><text:span text:style-name="T20">1</text:span></text:p>
          </table:table-cell>
          <table:table-cell table:style-name="t5.D3" office:value-type="string">
            <text:p text:style-name="P33"><text:span text:style-name="T14">H</text:span><text:span text:style-name="T20">2</text:span></text:p>
          </table:table-cell>
          <table:table-cell table:style-name="t5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<text:span text:style-name="T13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7 <text:span text:style-name="T13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<text:span text:style-name="T13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13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13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13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9">0,7</text:span> <text:span text:style-name="T13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13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13">40</text:span> <text:span text:style-name="T13">Gy</text:span>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13">BDKG-23 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6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6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6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13">Back-ground</text:span>, <text:span text:style-name="T14">nGy/h</text:span></text:p>
          </table:table-cell>
          <table:table-cell table:style-name="t6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9">H</text:span><text:span text:style-name="T20">1</text:span></text:p>
          </table:table-cell>
          <table:table-cell table:style-name="t6.D3" office:value-type="string">
            <text:p text:style-name="P33"><text:span text:style-name="T14">H</text:span><text:span text:style-name="T20">2</text:span></text:p>
          </table:table-cell>
          <table:table-cell table:style-name="t6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<text:span text:style-name="T13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7 <text:span text:style-name="T13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<text:span text:style-name="T13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13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13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13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9">0,7</text:span> <text:span text:style-name="T13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13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13">40</text:span> <text:span text:style-name="T13">Gy</text:span>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13">BDKG-23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7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7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7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9">H</text:span><text:span text:style-name="T20">1</text:span></text:p>
          </table:table-cell>
          <table:table-cell table:style-name="t7.D3" office:value-type="string">
            <text:p text:style-name="P33"><text:span text:style-name="T14">H</text:span><text:span text:style-name="T20">2</text:span></text:p>
          </table:table-cell>
          <table:table-cell table:style-name="t7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<text:span text:style-name="T13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7 <text:span text:style-name="T13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<text:span text:style-name="T13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13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13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13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9">0,7</text:span> <text:span text:style-name="T13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13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13">40</text:span> <text:span text:style-name="T13">Gy</text:span>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<text:span text:style-name="T13">BDKG-23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8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8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8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9">H</text:span><text:span text:style-name="T20">1</text:span></text:p>
          </table:table-cell>
          <table:table-cell table:style-name="t8.D3" office:value-type="string">
            <text:p text:style-name="P33"><text:span text:style-name="T14">H</text:span><text:span text:style-name="T20">2</text:span></text:p>
          </table:table-cell>
          <table:table-cell table:style-name="t8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<text:span text:style-name="T13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7 <text:span text:style-name="T13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<text:span text:style-name="T13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13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13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13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9">0,7</text:span> <text:span text:style-name="T13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13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13">40</text:span> <text:span text:style-name="T13">Gy</text:span>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<text:span text:style-name="T13">BDKG-23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9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9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9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13">Back-ground</text:span>, <text:span text:style-name="T19">n</text:span><text:span text:style-name="T14">Gy</text:span><text:span text:style-name="T19">/h</text:span></text:p>
          </table:table-cell>
          <table:table-cell table:style-name="t9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9">H</text:span><text:span text:style-name="T20">1</text:span></text:p>
          </table:table-cell>
          <table:table-cell table:style-name="t9.D3" office:value-type="string">
            <text:p text:style-name="P33"><text:span text:style-name="T14">H</text:span><text:span text:style-name="T20">2</text:span></text:p>
          </table:table-cell>
          <table:table-cell table:style-name="t9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<text:span text:style-name="T13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7 <text:span text:style-name="T13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<text:span text:style-name="T13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13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13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13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9">0,7</text:span> <text:span text:style-name="T13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13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13">40</text:span> <text:span text:style-name="T13">Gy</text:span>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<text:span text:style-name="T13">BDKG-23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44"><text:span text:style-name="T13">Kerma rate at check point</text:span> <text:span text:style-name="T30">Ḣ</text:span><text:span text:style-name="T21">oi</text:span><text:span text:style-name="T40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45"><text:span text:style-name="T13">Distan-ce to source</text:span>, </text:p>
            <text:p text:style-name="P28">R, сm</text:p>
          </table:table-cell>
          <table:table-cell table:style-name="t10.B2" table:number-columns-spanned="5" office:value-type="string">
            <text:p text:style-name="P33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45"><text:span text:style-name="T35">Relative gamma radiation dose rate measure-ment</text:span> <text:span text:style-name="T13">error</text:span></text:p>
            <text:p text:style-name="P51"><text:span text:style-name="T32">θ</text:span><text:span text:style-name="T24">пр</text:span><text:span text:style-name="T25">i</text:span><text:span text:style-name="T29">,</text:span> %</text:p>
          </table:table-cell>
          <table:table-cell table:style-name="t10.B2" table:number-rows-spanned="3" office:value-type="string">
            <text:p text:style-name="P49"><text:span text:style-name="T13">Confidence limit of the intrinsic <text:s/>relative error</text:span> <text:span text:style-name="T33">Δ</text:span><text:span text:style-name="T27">i</text:span><text:span text:style-name="T13">,</text:span> % <text:span text:style-name="T13">during calibration</text:span></text:p>
          </table:table-cell>
          <table:table-cell table:style-name="t10.K2" table:number-rows-spanned="3" office:value-type="string">
            <text:p text:style-name="P47"><text:span text:style-name="T13">Limits of intrinsic relative error</text:span>, </text:p>
            <text:p text:style-name="P47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3"><text:span text:style-name="T13">Measured value</text:span> <text:span text:style-name="T30">Ḣ</text:span><text:span text:style-name="T18">*</text:span><text:span text:style-name="T21">i</text:span><text:span text:style-name="T4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9">H</text:span><text:span text:style-name="T20">1</text:span></text:p>
          </table:table-cell>
          <table:table-cell table:style-name="t10.D3" office:value-type="string">
            <text:p text:style-name="P33"><text:span text:style-name="T14">H</text:span><text:span text:style-name="T20">2</text:span></text:p>
          </table:table-cell>
          <table:table-cell table:style-name="t10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<text:span text:style-name="T13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7 <text:span text:style-name="T13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<text:span text:style-name="T13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13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13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13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9">0,7</text:span> <text:span text:style-name="T13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13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13">40</text:span> <text:span text:style-name="T13">Gy</text:span>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1T14:06:34.74</dc:date>
    <meta:print-date>2019-04-03T15:18:00</meta:print-date>
    <meta:editing-cycles>137</meta:editing-cycles>
    <meta:editing-duration>PT10H36M7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843" meta:character-count="9778"/>
  </office:meta>
</office:document-meta>
</file>